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b949f" officeooo:paragraph-rsid="001b949f"/>
    </style:style>
    <style:style style:name="T1" style:family="text">
      <style:text-properties officeooo:rsid="001ccd1d"/>
    </style:style>
    <style:style style:name="T2" style:family="text">
      <style:text-properties officeooo:rsid="001eda1f"/>
    </style:style>
    <style:style style:name="T3" style:family="text">
      <style:text-properties officeooo:rsid="001f1a39"/>
    </style:style>
    <style:style style:name="T4" style:family="text">
      <style:text-properties officeooo:rsid="00234693"/>
    </style:style>
    <style:style style:name="T5" style:family="text">
      <style:text-properties officeooo:rsid="00250fb0"/>
    </style:style>
    <style:style style:name="T6" style:family="text">
      <style:text-properties officeooo:rsid="00260c05"/>
    </style:style>
    <style:style style:name="T7" style:family="text">
      <style:text-properties officeooo:rsid="002abc2f"/>
    </style:style>
    <style:style style:name="T8" style:family="text">
      <style:text-properties officeooo:rsid="002cb42a"/>
    </style:style>
    <style:style style:name="T9" style:family="text">
      <style:text-properties officeooo:rsid="002d663e"/>
    </style:style>
    <style:style style:name="T10" style:family="text">
      <style:text-properties officeooo:rsid="002e2a0b"/>
    </style:style>
    <style:style style:name="T11" style:family="text">
      <style:text-properties officeooo:rsid="002ead13"/>
    </style:style>
    <style:style style:name="T12" style:family="text">
      <style:text-properties officeooo:rsid="0031bde1"/>
    </style:style>
    <style:style style:name="T13" style:family="text">
      <style:text-properties officeooo:rsid="0037979f"/>
    </style:style>
    <style:style style:name="T14" style:family="text">
      <style:text-properties officeooo:rsid="00383119"/>
    </style:style>
    <style:style style:name="T15" style:family="text">
      <style:text-properties officeooo:rsid="0039967e"/>
    </style:style>
    <style:style style:name="T16" style:family="text">
      <style:text-properties officeooo:rsid="003e49c7"/>
    </style:style>
    <style:style style:name="T17" style:family="text">
      <style:text-properties officeooo:rsid="003ff2fb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mans 9:30-33</text:h>
      <text:h text:style-name="Heading_20_2" text:outline-level="2"><text:bookmark text:name="en-GNT-31219"/>Israel and the Gospel</text:h>
      <text:list xml:id="list1583563216" text:style-name="L1">
        <text:list-item>
          <text:p text:style-name="P1">So we say that the Gentiles, who were not trying to put themselves right with God, were put right with him through faith; <text:bookmark text:name="en-GNT-31220"/>while God's people, who were seeking a law that would put them right with God, did not find it. <text:bookmark text:name="en-GNT-31221"/>And why not? Because they did not depend on faith but on what they did. And so they stumbled over the “stumbling stone” <text:bookmark text:name="en-GNT-31222"/>that the scripture speaks of: “Look, I place in Zion a stone that will make people stumble, a rock that will make them fall. But whoever believes in him will not be disappointed.”</text:p>
        </text:list-item>
        <text:list-item>
          <text:p text:style-name="P2">The <text:span text:style-name="T4">G</text:span>entiles who were not trying to put themselves right with God were put right with God through faith. The <text:span text:style-name="T4">J</text:span>ews who were trying to put themselves right with God through their works failed. <text:span text:style-name="T1">Faith is what puts us right with God. </text:span><text:span text:style-name="T3">How are we trying to put ourselves right with God? </text:span><text:span text:style-name="T7">Is it b</text:span><text:span text:style-name="T3">y our actions (</text:span><text:span text:style-name="T9">i.e. </text:span><text:span text:style-name="T3">obeying the </text:span><text:span text:style-name="T9">laws</text:span><text:span text:style-name="T3"> to the fullest which we </text:span><text:span text:style-name="T10">fail at doing</text:span><text:span text:style-name="T3">) or by having faith (believing in Jesus Christ and </text:span><text:span text:style-name="T11">then </text:span><text:span text:style-name="T3">being led by the Spirit)?</text:span></text:p>
        </text:list-item>
        <text:list-item>
          <text:p text:style-name="P1"><text:span text:style-name="T12">K</text:span>nowledge is power – <text:span text:style-name="T12">correct/</text:span><text:span text:style-name="T14">good</text:span><text:span text:style-name="T12"> knowledge is power</text:span>. <text:span text:style-name="T2">Hosea 4:6 –</text:span> <text:span text:style-name="T8">My</text:span> <text:span text:style-name="T2">people perish beacause of lack of knowledge. </text:span><text:span text:style-name="T4">The Jews lacked knowledged or they had the wrong knowledge, because of that they couldn’t </text:span><text:span text:style-name="T13">be </text:span><text:span text:style-name="T4">put right with God. The Gentiles accepted good knowledge </text:span><text:span text:style-name="T15">of faith</text:span><text:span text:style-name="T4"> and through faith they were put right with God. Let’s seek knowledge from the right sources and also be receptive to sound knowledge. The </text:span><text:span text:style-name="T16">good </text:span><text:span text:style-name="T4">knowledge we need is in the bible </text:span><text:span text:style-name="T6">let’s study it </text:span><text:span text:style-name="T4">and </text:span><text:span text:style-name="T17">also </text:span><text:span text:style-name="T6">the</text:span><text:span text:style-name="T4"> Spirit will also help us discern </text:span><text:span text:style-name="T6">good </text:span><text:span text:style-name="T5">knowledg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08:06:55.052969236</meta:creation-date>
    <dc:date>2021-08-10T08:33:24.727965638</dc:date>
    <meta:editing-duration>PT26M20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81" meta:character-count="1524" meta:non-whitespace-character-count="1249"/>
  </office:meta>
</office:document-meta>
</file>